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subtitle">
      <style:graphic-properties draw:fill-color="#ffffff" fo:min-height="13.86cm"/>
    </style:style>
    <style:style style:name="pr9" style:family="presentation" style:parent-style-name="Default-subtitle">
      <style:graphic-properties draw:fill-color="#ffffff" fo:min-height="13.859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subtitle">
      <style:graphic-properties draw:fill-color="#ffffff" fo:min-height="17.935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4" style:family="paragraph">
      <style:text-properties fo:font-size="32pt" style:font-size-asian="44pt" style:font-size-complex="44pt"/>
    </style:style>
    <style:style style:name="P5" style:family="paragraph">
      <style:paragraph-properties>
        <style:tab-stops/>
      </style:paragraph-properties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Python 3</text:span></text:p>
            <text:p><text:span text:style-name="T2"/></text:p>
            <text:p><text:span text:style-name="T2">Андрей Светлов</text:span></text:p>
            <text:p><text:span text:style-name="T2"/></text:p>
            <text:p><text:span text:style-name="T3">@andrew_svetlov</text:span></text:p>
            <text:p><text:span text:style-name="T3"><text:a xlink:href="mailto:andrew.svetlov@gmail.com">andrew.svetlov@gmail.com</text:a></text:span></text:p>
            <text:p><text:span text:style-name="T3">http://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leas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1">2.6 — Oct 2008</text:p>
                  </text:list-item>
                  <text:list-item>
                    <text:p text:style-name="P1">3.0 — Dec 2008</text:p>
                  </text:list-item>
                  <text:list-item>
                    <text:p text:style-name="P1">3.1 — Jul 2009</text:p>
                  </text:list-item>
                  <text:list-item>
                    <text:p text:style-name="P1">2.7 — Jul 2010</text:p>
                  </text:list-item>
                  <text:list-item>
                    <text:p text:style-name="P1">3.2 — Feb 2011</text:p>
                  </text:list-item>
                  <text:list-item>
                    <text:p text:style-name="P1">3.3 — Aug 2012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Строки</text:p>
          </draw:text-box>
        </draw:frame>
        <draw:frame presentation:style-name="pr7" draw:text-style-name="P3" draw:layer="layout" svg:width="25.199cm" svg:height="13.86cm" svg:x="1.4cm" svg:y="4.914cm" presentation:class="subtitle">
          <draw:text-box>
            <text:p text:style-name="P2"><text:span text:style-name="T4">Только unicode</text:span></text:p>
            <text:p text:style-name="P2"><text:span text:style-name="T4"/></text:p>
            <text:p text:style-name="P2"><text:span text:style-name="T4">Utf-8 — кодировка по умолчанию</text:span></text:p>
            <text:p text:style-name="P2"><text:span text:style-name="T4"/></text:p>
            <text:p text:style-name="P2"><text:span text:style-name="T4">Неявные преобразования str↔bytes запрещены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7" draw:text-style-name="P4" draw:layer="layout" svg:width="25.199cm" svg:height="13.86cm" svg:x="1.4cm" svg:y="4.914cm" presentation:class="subtitle" presentation:user-transformed="true">
          <draw:text-box>
            <text:p><text:span text:style-name="T5">Unified int</text:span></text:p>
            <text:p><text:span text:style-name="T5"/></text:p>
            <text:p><text:span text:style-name="T5">Long — отсутствует</text:span></text:p>
            <text:p><text:span text:style-name="T5"/></text:p>
            <text:p><text:span text:style-name="T5">Дерево числовых типов</text:span></text:p>
            <text:p><text:span text:style-name="T5"/></text:p>
            <text:p><text:span text:style-name="T5">Decimal — теперь на C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Числа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Форматирование строк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p text:style-name="P1">"{a:s} {b:.2f}".format(a='строка', b=3.14159)</text:p>
            <text:p text:style-name="P1"/>
            <text:p text:style-name="P1">"{c[0]}-{c[1]}".format(c=(1, 2))</text:p>
            <text:p text:style-name="P1"/>
            <text:p text:style-name="P1">"{0.x}, {0.y}".format(coord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Function annotations</text:p>
          </draw:text-box>
        </draw:frame>
        <draw:frame presentation:style-name="pr9" draw:text-style-name="P1" draw:layer="layout" svg:width="25.199cm" svg:height="13.859cm" svg:x="1.4cm" svg:y="4.914cm" presentation:class="subtitle">
          <draw:text-box>
            <text:p text:style-name="P1"><text:s text:c="4"/>def f(a: int, b: float) -&gt; str:</text:p>
            <text:p text:style-name="P1"><text:s text:c="8"/>return "{}:{}".format(a, b)</text:p>
            <text:p text:style-name="P1"/>
            <text:p text:style-name="P1"><text:s text:c="4"/>&gt;&gt;&gt; f.__annotations__</text:p>
            <text:p text:style-name="P1"><text:s text:c="4"/>{'a': builtins.int, 'b': builtins.float, </text:p>
            <text:p text:style-name="P1"><text:s text:c="9"/>'return': builtins.str}</text:p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nlocal<text:line-break/></text:p>
          </draw:text-box>
        </draw:frame>
        <draw:frame presentation:style-name="pr10" draw:layer="layout" svg:width="25.199cm" svg:height="13.859cm" svg:x="1.4cm" svg:y="4.914cm" presentation:class="outline">
          <draw:text-box>
            <text:p><text:s text:c="4"/>def f():</text:p>
            <text:p><text:s text:c="8"/>a = 0</text:p>
            <text:p><text:s text:c="8"/>def g():</text:p>
            <text:p><text:s text:c="12"/>nonlocal a</text:p>
            <text:p><text:s text:c="12"/>a += 1</text:p>
            <text:p><text:s text:c="8"/>g()</text:p>
            <text:p><text:s text:c="8"/>return a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eyword only</text:p>
          </draw:text-box>
        </draw:frame>
        <draw:frame presentation:style-name="pr10" draw:layer="layout" svg:width="25.199cm" svg:height="13.859cm" svg:x="1.4cm" svg:y="4.914cm" presentation:class="outline">
          <draw:text-box>
            <text:p>&gt;&gt;&gt; def f(a, b=0, *, c, d='Smith'):</text:p>
            <text:p>... <text:s text:c="4"/>pass</text:p>
            <text:p>&gt;&gt;&gt; f(1, c='John', d='Doe')</text:p>
            <text:p>&gt;&gt;&gt; f(1, c='Mary')</text:p>
            <text:p>&gt;&gt;&gt; f(1)</text:p>
            <text:p>Traceback (most recent call last):</text:p>
            <text:p><text:s text:c="2"/>File "&lt;stdin&gt;", line 1, in &lt;module&gt;</text:p>
            <text:p>TypeError: f() needs keyword-only argument c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ended iterable unpacking</text:p>
          </draw:text-box>
        </draw:frame>
        <draw:frame presentation:style-name="pr10" draw:layer="layout" svg:width="25.199cm" svg:height="13.859cm" svg:x="1.4cm" svg:y="4.914cm" presentation:class="outline">
          <draw:text-box>
            <text:p><text:s text:c="4"/>a, *rest = range(5)</text:p>
            <text:p><text:s text:c="4"/>a, *rest, b = range(5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rehension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 text:c="4"/>{key(k): value(k) for k in range(5)}</text:p>
            <text:p/>
            <text:p><text:s text:c="4"/>{f(k) for k in range(5)}</text:p>
            <text:p/>
            <text:p><text:s text:c="4"/>{1, 2, 3, 4, 5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C and new `super()`</text:p>
          </draw:text-box>
        </draw:frame>
        <draw:frame presentation:style-name="pr10" draw:layer="layout" svg:width="25.199cm" svg:height="13.859cm" svg:x="1.4cm" svg:y="4.914cm" presentation:class="outline">
          <draw:text-box>
            <text:p><text:s text:c="4"/>class Base(metaclass=abc.ABCMeta):</text:p>
            <text:p><text:s text:c="8"/>@abc.abstractmethod</text:p>
            <text:p><text:s text:c="8"/>def f(self, a):</text:p>
            <text:p><text:s text:c="12"/>"""Comprehensive doc"""</text:p>
            <text:p><text:s text:c="12"/>pass</text:p>
            <text:p/>
            <text:p><text:s text:c="4"/>class A(Base):</text:p>
            <text:p><text:s text:c="8"/>def f(self, a):</text:p>
            <text:p><text:s text:c="12"/>super().f(a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ception chain</text:p>
          </draw:text-box>
        </draw:frame>
        <draw:frame presentation:style-name="pr10" draw:layer="layout" svg:width="25.199cm" svg:height="13.859cm" svg:x="1.4cm" svg:y="4.914cm" presentation:class="outline">
          <draw:text-box>
            <text:p><text:s text:c="4"/>def f():</text:p>
            <text:p><text:s text:c="8"/>try:</text:p>
            <text:p><text:s text:c="12"/>1 / 0</text:p>
            <text:p><text:s text:c="8"/>except Exception as ex:</text:p>
            <text:p><text:s text:c="12"/>raise RuntimeError("Oops") from ex</text:p>
            <text:p><text:s text:c="4"/>f()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ception chain 2</text:p>
          </draw:text-box>
        </draw:frame>
        <draw:frame presentation:style-name="pr4" draw:layer="layout" svg:width="25.199cm" svg:height="13.86cm" svg:x="1.4cm" svg:y="4.914cm" presentation:class="outline">
          <draw:text-box>
            <text:p><text:s text:c="4"/>Traceback (most recent call last):</text:p>
            <text:p><text:s text:c="6"/>File "&lt;string&gt;", line 3, in f</text:p>
            <text:p><text:s text:c="8"/>1/0</text:p>
            <text:p><text:s text:c="4"/>ZeroDivisionError: division by zero</text:p>
            <text:p/>
            <text:p><text:s text:c="4"/>The above exception was the direct cause of the following exception:</text:p>
            <text:p/>
            <text:p><text:s text:c="4"/>Traceback (most recent call last):</text:p>
            <text:p><text:s text:c="6"/>File "&lt;string&gt;", line 7, in &lt;module&gt;</text:p>
            <text:p><text:s text:c="8"/>f()</text:p>
            <text:p><text:s text:c="6"/>File "&lt;string&gt;", line 5, in f</text:p>
            <text:p><text:s text:c="8"/>raise RuntimeError("Division by zero") from ex</text:p>
            <text:p><text:s text:c="4"/>RuntimeError: Division by zer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Абстрактные типы для коллекций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ashable</text:p>
              </text:list-item>
              <text:list-item>
                <text:p>Iterable</text:p>
              </text:list-item>
              <text:list-item>
                <text:p>Sized</text:p>
              </text:list-item>
              <text:list-item>
                <text:p>Container</text:p>
              </text:list-item>
              <text:list-item>
                <text:p>Callable</text:p>
              </text:list-item>
              <text:list-item>
                <text:p>Sequenc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rderedDic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&gt;&gt;&gt; d = {'banana': 3, 'apple':4, 'pear': 1, 'orange': 2}</text:p>
            <text:p/>
            <text:p># dictionary sorted by key</text:p>
            <text:p>&gt;&gt;&gt; OrderedDict(sorted(d.items(), key=lambda t: t[0]))</text:p>
            <text:p>OrderedDict([('apple', 4), ('banana', 3), ('orange', 2), ('pear', 1)])</text:p>
            <text:p/>
            <text:p># dictionary sorted by value</text:p>
            <text:p>&gt;&gt;&gt; OrderedDict(sorted(d.items(), key=lambda t: t[1]))</text:p>
            <text:p>OrderedDict([('pear', 1), ('orange', 2), ('banana', 3), ('apple', 4)]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er</text:p>
          </draw:text-box>
        </draw:frame>
        <draw:frame presentation:style-name="pr4" draw:layer="layout" svg:width="25.199cm" svg:height="13.86cm" svg:x="1.4cm" svg:y="4.914cm" presentation:class="outline">
          <draw:text-box>
            <text:p>&gt;&gt;&gt; cnt = Counter()</text:p>
            <text:p>&gt;&gt;&gt; for word in ['red', 'blue', 'red', </text:p>
            <text:p>… <text:s text:c="12"/>'green', 'blue', 'blue']:</text:p>
            <text:p>... <text:s text:c="4"/>cnt[word] += 1</text:p>
            <text:p>&gt;&gt;&gt; cnt</text:p>
            <text:p>Counter({'blue': 3, 'red': 2, 'green': 1}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Yield fro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p text:style-name="P5">&gt;&gt;&gt; def g(x):</text:p>
            <text:p text:style-name="P5">... <text:s text:c="4"/>yield from range(x, 0, -1)</text:p>
            <text:p text:style-name="P5">... <text:s text:c="4"/>yield from range(x)</text:p>
            <text:p text:style-name="P5">...</text:p>
            <text:p text:style-name="P5">&gt;&gt;&gt; list(g(5))</text:p>
            <text:p text:style-name="P5">[5, 4, 3, 2, 1, 0, 1, 2, 3, 4]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Новые метаклассы</text:p>
          </draw:text-box>
        </draw:frame>
        <draw:frame presentation:style-name="pr4" draw:layer="layout" svg:width="25.199cm" svg:height="13.86cm" svg:x="1.4cm" svg:y="4.914cm" presentation:class="outline">
          <draw:text-box>
            <text:p>class OrderedClass(type):</text:p>
            <text:p><text:s text:c="5"/>@classmethod</text:p>
            <text:p><text:s text:c="5"/>def __prepare__(metacls, name, bases, **kwds):</text:p>
            <text:p><text:s text:c="8"/>return collections.OrderedDict()</text:p>
            <text:p><text:s text:c="5"/>def __new__(cls, name, bases, classdict):</text:p>
            <text:p><text:s text:c="8"/>result = type.__new__(cls, name, bases, dict(classdict))</text:p>
            <text:p><text:s text:c="8"/>result.members = tuple(classdict)</text:p>
            <text:p><text:s text:c="8"/>return result</text:p>
            <text:p>class A(metaclass=OrderedClass):</text:p>
            <text:p><text:s text:c="4"/>def one(self): pass</text:p>
            <text:p><text:s text:c="4"/>def two(self): pass</text:p>
            <text:p><text:s text:c="4"/>def three(self): pass</text:p>
            <text:p>&gt;&gt;&gt; A.members</text:p>
            <text:p>('__module__', 'one', 'two', 'three'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Незаметные вкусности</text:p>
          </draw:text-box>
        </draw:frame>
        <draw:frame presentation:style-name="pr4" draw:layer="layout" svg:width="25.199cm" svg:height="13.86cm" svg:x="1.4cm" svg:y="4.914cm" presentation:class="outline">
          <draw:text-box>
            <text:p>Новый GIL</text:p>
            <text:p>Importlib</text:p>
            <text:p>Stable ABI</text:p>
            <text:p>PYC repository dirs</text:p>
            <text:p>ABI version tagged .so files</text:p>
            <text:p>Packaging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1" draw:layer="layout" svg:width="25.199cm" svg:height="17.935cm" svg:x="1.4cm" svg:y="0.837cm" presentation:class="subtitle">
          <draw:text-box>
            <text:p><text:span text:style-name="T2">Вопросы?</text:span></text:p>
            <text:p/>
            <text:p><text:span text:style-name="T3">@andrew_svetlov</text:span></text:p>
            <text:p><text:span text:style-name="T3"><text:a xlink:href="mailto:andrew.svetlov@gmail.com">andrew.svetlov@gmail.com</text:a></text:span></text:p>
            <text:p><text:span text:style-name="T3">http://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Svetlov</meta:initial-creator>
    <meta:creation-date>2012-03-24T16:30:18</meta:creation-date>
    <meta:editing-duration>PT2H6M43S</meta:editing-duration>
    <meta:editing-cycles>26</meta:editing-cycles>
    <dc:date>2012-04-01T12:49:42</dc:date>
    <dc:creator>Andrew Svetlov</dc:creator>
    <meta:generator>LibreOffice/3.6$Linux_X86_64 LibreOffice_project/360m1$Build-2</meta:generator>
    <meta:document-statistic meta:object-count="99"/>
  </office:meta>
</office:document-meta>
</file>